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24cm"/>
    </style:style>
    <style:style style:name="gr3" style:family="graphic" style:parent-style-name="standard">
      <style:graphic-properties draw:stroke="none" svg:stroke-color="#000000" draw:fill="none" draw:fill-color="#ffffff" fo:min-height="1.52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48cm"/>
    </style:style>
    <style:style style:name="gr7" style:family="graphic" style:parent-style-name="standard">
      <style:graphic-properties draw:stroke="none" svg:stroke-color="#000000" draw:fill="none" draw:fill-color="#ffffff" fo:min-height="0.9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line draw:style-name="gr1" draw:text-style-name="P1" draw:layer="layout" svg:x1="4.779cm" svg:y1="18.837cm" svg:x2="4.779cm" svg:y2="2.211cm">
          <text:p/>
        </draw:line>
        <draw:line draw:style-name="gr1" draw:text-style-name="P1" draw:layer="layout" svg:x1="4.779cm" svg:y1="18.797cm" svg:x2="29.734cm" svg:y2="18.797cm">
          <text:p/>
        </draw:line>
        <draw:frame draw:style-name="gr2" draw:layer="layout" svg:width="3.502cm" svg:height="2.384cm" svg:x="1.316cm" svg:y="14.967cm">
          <draw:text-box>
            <text:p>ARM Polling Thread</text:p>
          </draw:text-box>
        </draw:frame>
        <draw:frame draw:style-name="gr3" draw:layer="layout" svg:width="3.08cm" svg:height="1.777cm" svg:x="1.343cm" svg:y="12.163cm">
          <draw:text-box>
            <text:p>PIC1 I2C Handler</text:p>
          </draw:text-box>
        </draw:frame>
        <draw:frame draw:style-name="gr3" draw:layer="layout" svg:width="3.08cm" svg:height="1.777cm" svg:x="1.343cm" svg:y="9.361cm">
          <draw:text-box>
            <text:p>PIC1 I2C Handler</text:p>
          </draw:text-box>
        </draw:frame>
        <draw:frame draw:style-name="gr3" draw:layer="layout" svg:width="3.08cm" svg:height="1.777cm" svg:x="1.264cm" svg:y="5.846cm">
          <draw:text-box>
            <text:p>PIC1 I2C Handler</text:p>
          </draw:text-box>
        </draw:frame>
        <draw:custom-shape draw:style-name="gr4" draw:text-style-name="P2" xml:id="id1" draw:id="id1" draw:layer="layout" svg:width="2.567cm" svg:height="1.145cm" svg:x="5.094cm" svg:y="15.954cm">
          <text:p text:style-name="P1"><text:span text:style-name="T1">Timer run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634cm" svg:height="1.619cm" svg:x="6.081cm" svg:y="12.361cm">
          <text:p text:style-name="P1"><text:span text:style-name="T1">Get Power avg</text:span></text:p>
          <text:p text:style-name="P1"><text:span text:style-name="T1"><text:s/></text:span><text:span text:style-name="T1">and stdev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377cm" svg:y1="15.954cm" svg:x2="7.898cm" svg:y2="13.98cm" draw:start-shape="id1" draw:end-shape="id2" svg:d="m6377 15954v-988h1521v-986">
          <text:p/>
        </draw:connector>
        <draw:frame draw:style-name="gr6" draw:text-style-name="P3" draw:layer="layout" svg:width="2.291cm" svg:height="1.361cm" svg:x="4.778cm" svg:y="14.453cm">
          <draw:text-box>
            <text:p><text:span text:style-name="T1">I2C Read</text:span></text:p>
          </draw:text-box>
        </draw:frame>
        <draw:custom-shape draw:style-name="gr4" draw:text-style-name="P2" xml:id="id3" draw:id="id3" draw:layer="layout" svg:width="3.12cm" svg:height="1.343cm" svg:x="10.781cm" svg:y="15.836cm">
          <text:p text:style-name="P1"><text:span text:style-name="T1">Data stor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715cm" svg:y1="13.17cm" svg:x2="10.781cm" svg:y2="16.507cm" draw:start-shape="id2" draw:start-glue-point="1" draw:end-shape="id3" draw:end-glue-point="3" svg:d="m9715 13170h533v3337h533">
          <text:p/>
        </draw:connector>
        <draw:frame draw:style-name="gr7" draw:text-style-name="P3" draw:layer="layout" svg:width="2.33cm" svg:height="1.361cm" svg:x="10.583cm" svg:y="14.256cm">
          <draw:text-box>
            <text:p><text:span text:style-name="T1">I2C Read</text:span></text:p>
          </draw:text-box>
        </draw:frame>
        <draw:custom-shape draw:style-name="gr4" draw:text-style-name="P2" xml:id="id4" draw:id="id4" draw:layer="layout" svg:width="3.634cm" svg:height="1.619cm" svg:x="13.742cm" svg:y="9.321cm">
          <text:p text:style-name="P1"><text:span text:style-name="T1">Get Power avg</text:span></text:p>
          <text:p text:style-name="P1"><text:span text:style-name="T1"><text:s/></text:span><text:span text:style-name="T1">and stde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634cm" svg:height="1.619cm" svg:x="21.047cm" svg:y="5.728cm">
          <text:p text:style-name="P1"><text:span text:style-name="T1">Get Power avg</text:span></text:p>
          <text:p text:style-name="P1"><text:span text:style-name="T1"><text:s/></text:span><text:span text:style-name="T1">and stdev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901cm" svg:y1="16.507cm" svg:x2="15.559cm" svg:y2="10.94cm" draw:start-shape="id3" draw:start-glue-point="1" draw:end-shape="id4" draw:end-glue-point="2" svg:d="m13901 16507h1658v-5567">
          <text:p/>
        </draw:connector>
        <draw:frame draw:style-name="gr7" draw:text-style-name="P3" draw:layer="layout" svg:width="2.33cm" svg:height="1.361cm" svg:x="13.86cm" svg:y="13.743cm">
          <draw:text-box>
            <text:p><text:span text:style-name="T1">I2C Read</text:span></text:p>
          </draw:text-box>
        </draw:frame>
        <draw:custom-shape draw:style-name="gr4" draw:text-style-name="P2" xml:id="id5" draw:id="id5" draw:layer="layout" svg:width="3.12cm" svg:height="1.343cm" svg:x="17.77cm" svg:y="15.837cm">
          <text:p text:style-name="P1"><text:span text:style-name="T1">Data stor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376cm" svg:y1="10.13cm" svg:x2="19.33cm" svg:y2="15.837cm" draw:start-shape="id4" draw:start-glue-point="1" draw:end-shape="id5" svg:d="m17376 10130h1954v5707">
          <text:p/>
        </draw:connector>
        <draw:connector draw:style-name="gr5" draw:text-style-name="P1" draw:layer="layout" svg:x1="20.89cm" svg:y1="16.508cm" svg:x2="22.864cm" svg:y2="7.347cm" draw:start-shape="id5" draw:start-glue-point="1" draw:end-shape="id6" svg:d="m20890 16508h1974v-9161">
          <text:p/>
        </draw:connector>
        <draw:custom-shape draw:style-name="gr4" draw:text-style-name="P2" xml:id="id7" draw:id="id7" draw:layer="layout" svg:width="3.12cm" svg:height="1.343cm" svg:x="25.984cm" svg:y="15.838cm">
          <text:p text:style-name="P1"><text:span text:style-name="T1">Data stor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4.681cm" svg:y1="6.537cm" svg:x2="25.984cm" svg:y2="16.509cm" draw:start-shape="id6" draw:start-glue-point="1" draw:end-shape="id7" svg:d="m24681 6537h652v9972h651">
          <text:p/>
        </draw:connector>
        <draw:frame draw:style-name="gr7" draw:layer="layout" svg:width="6.042cm" svg:height="1.158cm" svg:x="13.506cm" svg:y="19.311cm">
          <draw:text-box>
            <text:p>Time</text:p>
          </draw:text-box>
        </draw:frame>
        <draw:frame draw:style-name="gr7" draw:text-style-name="P3" draw:layer="layout" svg:width="2.33cm" svg:height="1.361cm" svg:x="17.651cm" svg:y="13.508cm">
          <draw:text-box>
            <text:p><text:span text:style-name="T1">I2C Read</text:span></text:p>
          </draw:text-box>
        </draw:frame>
        <draw:frame draw:style-name="gr7" draw:text-style-name="P3" draw:layer="layout" svg:width="2.33cm" svg:height="1.361cm" svg:x="21.165cm" svg:y="11.217cm">
          <draw:text-box>
            <text:p><text:span text:style-name="T1">I2C Read</text:span></text:p>
          </draw:text-box>
        </draw:frame>
        <draw:frame draw:style-name="gr7" draw:text-style-name="P3" draw:layer="layout" svg:width="2.33cm" svg:height="1.361cm" svg:x="25.47cm" svg:y="11.375cm">
          <draw:text-box>
            <text:p><text:span text:style-name="T1">I2C Read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73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0T20:33:03.30</meta:creation-date>
    <dc:date>2012-02-10T20:54:59.81</dc:date>
    <meta:editing-duration>PT6M41S</meta:editing-duration>
    <meta:editing-cycles>2</meta:editing-cycles>
    <meta:generator>LibreOffice/3.4$Unix LibreOffice_project/340m1$Build-402</meta:generator>
    <meta:document-statistic meta:object-count="26"/>
  </office:meta>
</office:document-meta>
</file>